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7ae" officeooo:paragraph-rsid="000e7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46:58.391000000</meta:creation-date>
    <dc:date>2018-01-28T13:47:13.331000000</dc:date>
    <meta:editing-duration>PT15S</meta:editing-duration>
    <meta:editing-cycles>1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